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a14" officeooo:paragraph-rsid="0004fa14"/>
    </style:style>
    <style:style style:name="P2" style:family="paragraph" style:parent-style-name="Standard">
      <style:text-properties officeooo:rsid="0004fa14" officeooo:paragraph-rsid="0006e494"/>
    </style:style>
    <style:style style:name="P3" style:family="paragraph" style:parent-style-name="Standard">
      <style:text-properties officeooo:rsid="0004fa14" officeooo:paragraph-rsid="000903b4"/>
    </style:style>
    <style:style style:name="P4" style:family="paragraph" style:parent-style-name="Standard">
      <style:text-properties officeooo:rsid="0004fa14" officeooo:paragraph-rsid="0009307d"/>
    </style:style>
    <style:style style:name="P5" style:family="paragraph" style:parent-style-name="Standard">
      <style:text-properties officeooo:rsid="0004fa14" officeooo:paragraph-rsid="000b5e2d"/>
    </style:style>
    <style:style style:name="P6" style:family="paragraph" style:parent-style-name="Standard">
      <style:text-properties officeooo:rsid="000e1a07" officeooo:paragraph-rsid="0014867d"/>
    </style:style>
    <style:style style:name="P7" style:family="paragraph" style:parent-style-name="Standard">
      <style:text-properties officeooo:rsid="000e1a07" officeooo:paragraph-rsid="001b865c"/>
    </style:style>
    <style:style style:name="P8" style:family="paragraph" style:parent-style-name="Standard">
      <style:text-properties officeooo:rsid="000e1a07" officeooo:paragraph-rsid="001c1042"/>
    </style:style>
    <style:style style:name="P9" style:family="paragraph" style:parent-style-name="Standard">
      <style:text-properties officeooo:rsid="000e1a07" officeooo:paragraph-rsid="00240e1b"/>
    </style:style>
    <style:style style:name="P10" style:family="paragraph" style:parent-style-name="Standard">
      <style:text-properties officeooo:rsid="000e1a07" officeooo:paragraph-rsid="00252de1"/>
    </style:style>
    <style:style style:name="P11" style:family="paragraph" style:parent-style-name="Standard">
      <style:text-properties officeooo:rsid="00264707" officeooo:paragraph-rsid="00264707"/>
    </style:style>
    <style:style style:name="P12" style:family="paragraph" style:parent-style-name="Standard">
      <style:text-properties officeooo:rsid="002683d3" officeooo:paragraph-rsid="0030f07d"/>
    </style:style>
    <style:style style:name="T1" style:family="text">
      <style:text-properties officeooo:rsid="0004fdbd"/>
    </style:style>
    <style:style style:name="T2" style:family="text">
      <style:text-properties officeooo:rsid="0006e494"/>
    </style:style>
    <style:style style:name="T3" style:family="text">
      <style:text-properties officeooo:rsid="0008b7ba"/>
    </style:style>
    <style:style style:name="T4" style:family="text">
      <style:text-properties officeooo:rsid="000903b4"/>
    </style:style>
    <style:style style:name="T5" style:family="text">
      <style:text-properties officeooo:rsid="0009307d"/>
    </style:style>
    <style:style style:name="T6" style:family="text">
      <style:text-properties officeooo:rsid="00151004"/>
    </style:style>
    <style:style style:name="T7" style:family="text">
      <style:text-properties officeooo:rsid="001b865c"/>
    </style:style>
    <style:style style:name="T8" style:family="text">
      <style:text-properties officeooo:rsid="001c1042"/>
    </style:style>
    <style:style style:name="T9" style:family="text">
      <style:text-properties officeooo:rsid="002683d3"/>
    </style:style>
    <style:style style:name="T10" style:family="text">
      <style:text-properties officeooo:rsid="002684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oir Probabilités-Statistiques</text:p>
      <text:p text:style-name="P1"/>
      <text:p text:style-name="P1">Alex Soudant</text:p>
      <text:p text:style-name="P1"><text:a xlink:type="simple" xlink:href="mailto:alex.soudant@ynov.com" text:style-name="Internet_20_link" text:visited-style-name="Visited_20_Internet_20_Link">alex.soudant@ynov.com</text:a></text:p>
      <text:p text:style-name="P1">Ingésup M1</text:p>
      <text:p text:style-name="P1">Campus Ynov</text:p>
      <text:p text:style-name="P1"/>
      <text:p text:style-name="P2">Dans ce projet, je me suis intéressé à l’égalité entre les hommes et les femmes en termes de salaires. <text:span text:style-name="T1">Pour cela, je dispose d’un dataset de 76 employés de l’entreprise X dont on connaît le sexe, le salaire à l’embauche, le salaire actuel et des variables permettant de classer ces employés en différentes catégories socio-professionelles, en termes d’éducation, d’ancienneté et d’experience. Ces variables me permettront d’analyser si des écarts de salaires ne concernent que certains groupes d’employés dans l’entreprise ou s’il s’agit d’un phénomène généralisé. Le code produit durant cette étude est présenté sous forme de deux fichiers, « mainAnalysis.R » qui contient les appels aux fonctions nécessaires à la réalisation des tests statistiques et « functions.R » qui constitue une bibliothèque de fonctions utilisées dans le script principal.</text:span></text:p>
      <text:p text:style-name="P2"/>
      <text:p text:style-name="P2"><text:span text:style-name="T2">Dans « mainAnalysis.R », je commence par la description des variables présentes dans le dataset étudié « data_salaire.csv » et je les classe en quatre catégories de variables :</text:span></text:p>
      <text:p text:style-name="P2"><text:span text:style-name="T2">- index : id</text:span></text:p>
      <text:p text:style-name="P2"><text:span text:style-name="T2">- variables discriminantes : sexe, mino</text:span></text:p>
      <text:p text:style-name="P2"><text:span text:style-name="T2">- variables de classement : nais, educ, anc, csp, exp</text:span></text:p>
      <text:p text:style-name="P2"><text:span text:style-name="T2">- variables cibles : salemb, salac</text:span></text:p>
      <text:p text:style-name="P2"/>
      <text:p text:style-name="P3"><text:span text:style-name="T3">Les index permettent de retrouver les informations d’un employé en particulier. Les variables discriminantes représentent les informations pouvant être la cause d'un traitement inégal des employés en termes de niveau de salaire. Les variables de classement permettent d’identifier des causes légitimes d’écart de salaires tel le niveau d’études ou d’expérience. Finalement les variables cibles sont les variables qui sont l’objet de cette étude, à savoir, le niveau de salaire à l’embauche et actuel des employés.</text:span></text:p>
      <text:p text:style-name="P3"/>
      <text:p text:style-name="P4"><text:span text:style-name="T4">Nous importons ensuite le script créé pour contenir les fonctions que j’ai développé dans le cadre de cette étude et permettant la factorisation du code.</text:span></text:p>
      <text:p text:style-name="P4"/>
      <text:p text:style-name="P5"><text:span text:style-name="T5">Les données peuvent maintenant être importées et préparées avant analyse. J’ai commencé par stocker les données dans un objet R « data » et vérifié l’intégrité des données. J’ai ensuite labellisé les variables qualitatives pour pouvoir directement observer une information compréhensible sur ces variables. Par l’appel de la fonction « f_tr_classement » de la librairie sourcée, j’ai transformé les variables discrètes educ, anc et exp en variables catégorielles pour facilité l’analyse. De ce fait, ces variables reflètent désormais trois niveaux d’éducation, d’ancienneté et d’expérience à savoir « faible », « moyen » et « fort » basé sur les valeurs inter-quartiles. L’ensemble de ces variables sont ensuite regroupées dans un data.frame qui sera utilisé pour la suite de cette étude. <text:s/></text:span></text:p>
      <text:p text:style-name="P5"/>
      <text:p text:style-name="P6">L’étape du nettoyage des données <text:span text:style-name="T5">est cruciale pour </text:span>éliminer des<text:span text:style-name="T5"> valeurs aberrantes, de</text:span>s<text:span text:style-name="T5"> champs vides, de</text:span>s<text:span text:style-name="T5"> données non utilisées ou encore permettre la création de nouvelles variables calculées à partir des variables d’origine. Suite à l’observation des données, seule la variable « nais » qui décrit l’année de naissance des employés nécessite un traitement spécifique. En effet, certaines années sont enregistrées sous la forme « 9999 » qui dénote de l’absence de valeur. En revanche, ces valeurs manquantes concernent douze employés et il serait donc très dommageable de simplement supprimer ces lignes ou de se passer de cette information. J’ai donc attribué une valeur médiane aux employés n'ayant pas de date de naissance en fonction de leur sexe, de l’éducation et le status socio-professionnel pour filtrer les employés et obtenir une médiane la plus représentative possible. <text:s/>En </text:span><text:soft-page-break/><text:span text:style-name="T5">revanche, utiliser l'ancienneté et l'expérience rend le filtre trop restrictif pour calculer une médiane représentative. J’ai ensuite construit une nouvelle variable « age » basée sur cette variable « nais » pour avoir l’age des employés en fonction de leur année de naissance.</text:span></text:p>
      <text:p text:style-name="P6"/>
      <text:p text:style-name="P7"><text:span text:style-name="T6">J’ai ensuite commencé l’analyse de données à proprement parlé. J’ai construit une fonction permettant d’exécuter une série de tests statistiques « f_egalite_salaire » testant le salaire entre hommes et femmes en termes de moyenne et variance. Cette fonction prends également en paramètre, la valeur 0 pour effectuer ces tests sur le salaire à l’embauche et la valeur 1 pour le salaire actuel. Cette fonction a également été appliquée à des sous populations d’employés selon les différentes variables de classement. J’ai pu ainsi observer que quelque soit la population étudiée, les femmes sont systématiquement moins bien payées que les hommes à la fois en termes de moyenne et de variance.</text:span></text:p>
      <text:p text:style-name="P7"/>
      <text:p text:style-name="P8"><text:span text:style-name="T7">En parallèle, j’ai observé par un modèle linéaire, que l’age seul n’a pas d’effet sur le niveau de salaire des employés mais on peut observer une régression linéaire relativement faible (r² = 0.18) mais significative lors de l’ajout de l’age élevé au carré dans le modèle.</text:span></text:p>
      <text:p text:style-name="P8"/>
      <text:p text:style-name="P9"><text:span text:style-name="T8">L’étape suivante consiste à savoir modéliser le sexe en fonction du salaire pour comprendre la répartition du salaire de manière théorique. Pour ce faire, j’ai testé différent algorithmes : quadratic discriminant analysis (qda), support vector machines (svm), k-nearest neighbour (knn), arbres de décisions (rpart) et forêts de décisions (random forests). Les scores de ces modèles sont les suivants :</text:span></text:p>
      <text:p text:style-name="P9"><text:span text:style-name="T8">- qda : 0.605</text:span></text:p>
      <text:p text:style-name="P9"><text:span text:style-name="T8">- svm : 0.789</text:span></text:p>
      <text:p text:style-name="P9"><text:span text:style-name="T8">- knn : 0.921</text:span></text:p>
      <text:p text:style-name="P10"><text:span text:style-name="T8">- random forests : 0.763</text:span></text:p>
      <text:p text:style-name="P10"/>
      <text:p text:style-name="P11">On obtient la meilleure prédiction par le réseau de neurones knn pour prédire le sexe des employés en fonction d<text:span text:style-name="T9">es autres variables</text:span>.</text:p>
      <text:p text:style-name="P11"/>
      <text:p text:style-name="P12">On peut également essayer de prédire le salaire <text:span text:style-name="T10">par cet algorithme. Pour évaluer le score de ce modèle, il faut alors utiliser le RMSLE qui est une moyenne des erreurs de prévision au carré. On obtient alors un RMSLE de 0.0443 pour le salaire d’embauche et de 2.687 pour le salaire actuel. Cela montre qu’en moyenne, le modèle est plus précis pour prédire le salaire d’embauche que pour le salaire actuel.</text:span></text:p>
      <text:p text:style-name="P12"/>
      <text:p text:style-name="P12"><text:span text:style-name="T10"><text:s text:c="3"/></text:span></text:p>
      <text:p text:style-name="P10"/>
      <text:p text:style-name="P10"><text:span text:style-name="T8"><text:s text:c="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0:18:33.198010872</meta:creation-date>
    <dc:date>2017-03-27T23:24:21.551862957</dc:date>
    <meta:editing-duration>PT3H5M19S</meta:editing-duration>
    <meta:editing-cycles>53</meta:editing-cycles>
    <meta:generator>LibreOffice/5.1.6.2$Linux_X86_64 LibreOffice_project/10m0$Build-2</meta:generator>
    <meta:document-statistic meta:table-count="0" meta:image-count="0" meta:object-count="0" meta:page-count="2" meta:paragraph-count="26" meta:word-count="918" meta:character-count="5849" meta:non-whitespace-character-count="4936"/>
  </office:meta>
</office:document-meta>
</file>